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ading Mate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athedral and the Bazaar by Eric Raymond</text:p>
                <text:p><text:a xlink:href="http://www.unterstein.net/su/docs/CathBaz.pdf" xlink:type="simple">http://www.unterstein.net/su/docs/CathBaz.pdf</text:a></text:p>
                <text:p>Sections 1,2,3, 4 and 9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Open Source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Open Source?</text:p>
              </text:list-item>
              <text:list-item>
                <text:p>Why not Open Source?</text:p>
              </text:list-item>
              <text:list-item>
                <text:p>Difference between Open Source and Free Softwa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Why Open Sourc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 (Form Communities, Engage in a hobby, Learning Experience)</text:p>
              </text:list-item>
              <text:list-item>
                <text:p>Profitable and Successful Business Models (Red Hat, inc , Cygnus Solutions, Service Oriented Business Model)</text:p>
              </text:list-item>
              <text:list-item>
                <text:p>Altruism – serve the planet – If the world improves, you impro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hy Open Source (contd)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n Science and Engineering (Open – Access to Data, Open – Access to Source Code, Collaboration oriented)</text:p>
              </text:list-item>
              <text:list-item>
                <text:p>Intellectual Freedom (idea is a property – if and when that gets patented, you no longer have the freedom)</text:p>
              </text:list-item>
              <text:list-item>
                <text:p>Open Medicine (data, Chemical Compound, Effectiveness of Treatm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hy Open Source? (cont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le Software Development </text:p>
                <text:p/>
              </text:list-item>
              <text:list-item>
                <text:p>Eric Raymond's The Cathedral and The Bazaar</text:p>
                <text:p><text:s/>“ Open source peer review is the only scalable method for achieving high reliability and quality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The Cathedral and the Baza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thedral Model (commercial world ) - done by a single person or by a chosen committee</text:p>
              </text:list-item>
              <text:list-item>
                <text:p>Bazaar Model (linux world) – contribution by people – but used in alpha, pre alpha stage by a lot of people – Release early and release of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very Good Work of Software starts by scratching a developer's itch. - Most students projects tend to be on games!</text:p>
              </text:list-item>
              <text:list-item>
                <text:p>Good Programmers know what to write; Great ones know what to rewrite and reuse!</text:p>
              </text:list-item>
              <text:list-item>
                <text:p>Plan to throw one away; you will anyhow (Fred Brooks, “The Mythical Man Month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have the right attitude, interesting problems will find you (be part of a community)</text:p>
              </text:list-item>
              <text:list-item>
                <text:p>When you lose interest in a program, your last duty is to hand off to a competent successor.</text:p>
              </text:list-item>
              <text:list-item>
                <text:p>Treating your users as co-developers as your least-hassle route to rapid code improvement and effective debugg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lease early, Release often. And listen to your customers.</text:p>
              </text:list-item>
              <text:list-item>
                <text:p>When you lose interest in a program, your last duty is to hand off to a competent successor.</text:p>
              </text:list-item>
              <text:list-item>
                <text:p>Treating your users as co-developers as your least-hassle route to rapid code improvement and effective debugg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ting a large enough beta-tester and co-developer base, almost every problem will be characterized quickly and the fix obvious to someone</text:p>
              </text:list-item>
              <text:list-item>
                <text:p>Smart data structures and dumb code works a lot better than the other way around.</text:p>
              </text:list-item>
              <text:list-item>
                <text:p>If you treat your beta testers as if they are your most valuable resource, they will respond by becoming your most valuable resour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y tool should be useful in the expected way, but a truly great tool tends itself to users you never expected.</text:p>
              </text:list-item>
              <text:list-item>
                <text:p>When your language is no where near Turing-complete, syntactic sugar can be your friend.</text:p>
              </text:list-item>
              <text:list-item>
                <text:p>To solve an interesting problem, start by finding a problem that interests you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heads are better than one.</text:p>
              </text:list-item>
              <text:list-item>
                <text:p>When your language is no where near Turing-complete, syntactic sugar can be your friend.</text:p>
              </text:list-item>
              <text:list-item>
                <text:p>To solve an interesting problem, start by finding a problem that interests you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Software Management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ftware Management has five functions.</text:p>
                <text:p>1. Define goals and keep every one pointed in the same direction.</text:p>
                <text:p>2. To Monitor and make sure critical details do not get skipped.</text:p>
                <text:p>3. To motivate people to do boring and drudgery work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Software Management Functions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4. To organize the deployment of people for best productivity.</text:p>
                <text:p>5. To marshal resources needed to sustain the project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hy Not Open Sou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llectual property concerns</text:p>
              </text:list-item>
              <text:list-item>
                <text:p>Chaotic development environment (volunteer based, distributed, no clear authority)</text:p>
              </text:list-item>
              <text:list-item>
                <text:p>Hard to change code ( Public API visible, Internal structure visib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hy Not Open Sou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nefits are a function of community size</text:p>
              </text:list-item>
              <text:list-item>
                <text:p>Proprietary business model (Better understood, Greater potential for $$$ )</text:p>
              </text:list-item>
              <text:list-item>
                <text:p>Hard to change code ( Public API visible, Internal structure visib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Establishing An Open Sourc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a clear vision (requirements doc) – Technical domain, Software Stack/Tools</text:p>
              </text:list-item>
              <text:list-item>
                <text:p>Involve team oriented people (big egos are big problems)</text:p>
              </text:list-item>
              <text:list-item>
                <text:p>Identify leadership/management structure (Methods to break conflicts)</text:p>
              </text:list-item>
              <text:list-item>
                <text:p>Establish an effective software proc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Establishing An Open Source Project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Communication protocol – chat room, developer mailing list, periodic face-to-face meetings.</text:p>
              </text:list-item>
              <text:list-item>
                <text:p>Pitfalls (Establish Core architecture early, start development with a few key people, Don't start testing soon, Using version Control, Lock up languag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se external Tool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external open source tools and libraries.</text:p>
              </text:list-item>
              <text:list-item>
                <text:p>Redevelopment is a waste of time (most of the tim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derstand licensing and use one</text:p>
              </text:list-item>
              <text:list-item>
                <text:p>Select the software libraries that use similar licenses.</text:p>
              </text:list-item>
              <text:list-item>
                <text:p>Commercialization strategy (pure support, open toolkits but closed applications, open standards closed implementations, Open platforms, closed plug-in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ading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athedral and the Bazaar</text:p>
              </text:list-item>
              <text:list-item>
                <text:p>Free Culture (Introduction and Chapter 4) Find out where RPI is mentioned! </text:p>
                <text:p><text:a xlink:href="http://www.free-culture.cc/freeculture.pdf" xlink:type="simple">http://www.free-culture.cc/freeculture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6-01-25T11:13:09.462907037</dc:date>
    <meta:editing-duration>PT3H50M2S</meta:editing-duration>
    <meta:editing-cycles>8</meta:editing-cycles>
    <meta:generator>LibreOffice/4.2.8.2$Linux_X86_64 LibreOffice_project/420m0$Build-2</meta:generator>
    <meta:document-statistic meta:object-count="118"/>
  </office:meta>
</office:document-meta>
</file>